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user process</text:p>
      <text:p text:style-name="Standard"/>
      <text:list xml:id="list293260402" text:style-name="L1">
        <text:list-item>
          <text:p text:style-name="P1">User logs in. (user, facility and organization must already exist for now)</text:p>
        </text:list-item>
        <text:list-item>
          <text:p text:style-name="P1">Facility Editor (FE) comes up on the UX.</text:p>
        </text:list-item>
        <text:list-item>
          <text:p text:style-name="P1">FE requests default facility from the server.</text:p>
        </text:list-item>
        <text:list-item>
          <text:p text:style-name="P1">Server sends the default facility.</text:p>
        </text:list-item>
        <text:list-item>
          <text:p text:style-name="P1">FE detects no facility perimeter and goes into perimeter edit mode.</text:p>
        </text:list-item>
        <text:list-item>
          <text:p text:style-name="P1">The FE raises a help alert (non-modal) that contains instructions about how to create/edit a perimeter for a new facility.</text:p>
        </text:list-item>
        <text:list-item>
          <text:p text:style-name="P1">FE search bar allows the user to select items on Google Maps. <text:s/>(The search bar creates a results accordion where the user can select a result.)</text:p>
        </text:list-item>
        <text:list-item>
          <text:p text:style-name="P1">The facility name at the top of the FE is editable.</text:p>
        </text:list-item>
        <text:list-item>
          <text:p text:style-name="P1">When the user completes the perimeter, the FE sends it to the server for persistence.</text:p>
        </text:list-item>
        <text:list-item>
          <text:p text:style-name="P1">The server “cooks” the new perimeter by determining the bounding rectangle and nominating the reference datum point for all items in the facility. <text:s/>(All items in the facility are relative to the reference datum point, so if that moves, so do all items in the facility.</text:p>
        </text:list-item>
        <text:list-item>
          <text:p text:style-name="P1">When the server returns the new, cooked facility the FE enters FE layout mode.</text:p>
        </text:list-item>
        <text:list-item>
          <text:p text:style-name="P1">The help dialog (if not already open, reopens) gives the instructions for the layout mode.</text:p>
        </text:list-item>
        <text:list-item>
          <text:p text:style-name="P1">The user selects the rack tool from the toolbar and lays down an aisle with a rubber-band box.</text:p>
        </text:list-item>
        <text:list-item>
          <text:p text:style-name="P1">The system raises a dialog (modal) that asks the user to describe a nominal bay: shelf count/height/depth/span, naming scheme, and a total bay count.</text:p>
        </text:list-item>
        <text:list-item>
          <text:p text:style-name="P1">The UX lays down the bay and submits the results to the server for persistence.</text:p>
        </text:list-item>
      </text:list>
      <text:p text:style-name="Standard"/>
      <text:p text:style-name="Standard"/>
      <text:list xml:id="list203210567" text:style-name="L2">
        <text:list-item>
          <text:p text:style-name="P2">If the user logs back in the facility with the above details should be the default facility, and the FE should <text:span text:style-name="T1">NOT</text:span> be in facility edit mode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0T12:33:52</meta:creation-date>
    <dc:date>2012-02-20T13:50:22</dc:date>
    <meta:editing-duration>PT1H16M33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7" meta:word-count="294" meta:character-count="1591"/>
  </office:meta>
</office:document-meta>
</file>